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7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10.978cm"/>
    </style:style>
    <style:style style:name="co5" style:family="table-column">
      <style:table-column-properties fo:break-before="auto" style:column-width="3.874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16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ayment Transaction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Compte</text:p>
          </table:table-cell>
          <table:table-cell table:style-name="Default" office:value-type="string">
            <text:p>Date de comptabilisation</text:p>
          </table:table-cell>
          <table:table-cell table:style-name="Default" office:value-type="string">
            <text:p>Date opération</text:p>
          </table:table-cell>
          <table:table-cell office:value-type="string">
            <text:p>Libellé</text:p>
          </table:table-cell>
          <table:table-cell office:value-type="string">
            <text:p>Référence</text:p>
          </table:table-cell>
          <table:table-cell table:style-name="Default" office:value-type="string">
            <text:p>Date valeur</text:p>
          </table:table-cell>
          <table:table-cell office:value-type="string">
            <text:p>Montant</text:p>
          </table:table-cell>
          <table:table-cell/>
        </table:table-row>
        <table:table-row table:style-name="ro1">
          <table:table-cell office:value-type="float" office:value="40302122312">
            <text:p>40302122312</text:p>
          </table:table-cell>
          <table:table-cell table:number-columns-repeated="2" office:value-type="date" office:date-value="2011-08-10">
            <text:p>10/08/11</text:p>
          </table:table-cell>
          <table:table-cell office:value-type="string">
            <text:p>VIR NEXEDI nexedi alpha</text:p>
          </table:table-cell>
          <table:table-cell office:value-type="string">
            <text:p>A38WC9P</text:p>
          </table:table-cell>
          <table:table-cell office:value-type="date" office:date-value="2011-08-10">
            <text:p>10/08/11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1">
          <table:table-cell office:value-type="float" office:value="40302122312">
            <text:p>40302122312</text:p>
          </table:table-cell>
          <table:table-cell office:value-type="date" office:date-value="2011-07-20">
            <text:p>20/07/11</text:p>
          </table:table-cell>
          <table:table-cell office:value-type="date" office:date-value="2011-07-19">
            <text:p>19/07/11</text:p>
          </table:table-cell>
          <table:table-cell office:value-type="string">
            <text:p>COM CNV POTAX N <text:s/>0001352960</text:p>
          </table:table-cell>
          <table:table-cell table:style-name="ce2" office:value-type="float" office:value="1980">
            <text:p>1980</text:p>
          </table:table-cell>
          <table:table-cell office:value-type="date" office:date-value="2011-07-19">
            <text:p>19/07/11</text:p>
          </table:table-cell>
          <table:table-cell office:value-type="float" office:value="-30">
            <text:p>-30</text:p>
          </table:table-cell>
          <table:table-cell/>
        </table:table-row>
        <table:table-row table:style-name="ro1">
          <table:table-cell office:value-type="float" office:value="40302122312">
            <text:p>40302122312</text:p>
          </table:table-cell>
          <table:table-cell table:number-columns-repeated="2" office:value-type="date" office:date-value="2011-07-15">
            <text:p>15/07/11</text:p>
          </table:table-cell>
          <table:table-cell office:value-type="string">
            <text:p>PRLV FATOU SA PVT270073 <text:s text:c="13"/>000 N.EMETTEUR: 261011</text:p>
          </table:table-cell>
          <table:table-cell office:value-type="string">
            <text:p>9OC0ITP</text:p>
          </table:table-cell>
          <table:table-cell office:value-type="date" office:date-value="2011-07-15">
            <text:p>15/07/11</text:p>
          </table:table-cell>
          <table:table-cell office:value-type="float" office:value="-52.3">
            <text:p>-52,3</text:p>
          </table:table-cell>
          <table:table-cell/>
        </table:table-row>
        <table:table-row table:style-name="ro1">
          <table:table-cell office:value-type="float" office:value="40302122312">
            <text:p>40302122312</text:p>
          </table:table-cell>
          <table:table-cell table:number-columns-repeated="2" office:value-type="date" office:date-value="2011-06-28">
            <text:p>28/06/11</text:p>
          </table:table-cell>
          <table:table-cell office:value-type="string">
            <text:p>FRAIS VIR MAGNETIQUE 3 OPERATIONS</text:p>
          </table:table-cell>
          <table:table-cell table:style-name="ce2" office:value-type="float" office:value="1823">
            <text:p>1823</text:p>
          </table:table-cell>
          <table:table-cell office:value-type="date" office:date-value="2011-06-28">
            <text:p>28/06/11</text:p>
          </table:table-cell>
          <table:table-cell office:value-type="float" office:value="-0.9">
            <text:p>-0,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14:0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8-30T14:08:16</dc:date>
    <meta:generator>OpenOffice.org/3.1$Linux OpenOffice.org_project/310m19$Build-9420</meta:generator>
    <meta:editing-duration>PT00H46M39S</meta:editing-duration>
    <meta:editing-cycles>2</meta:editing-cycles>
    <meta:document-statistic meta:table-count="1" meta:cell-count="35" meta:object-count="0"/>
  </office:meta>
</office:document-meta>
</file>